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9638*"/>
    </style:style>
    <style:style style:name="Table1.A1" style:family="table-cell">
      <style:table-cell-properties style:writing-mode="page"/>
    </style:style>
    <style:style style:name="P1" style:family="paragraph" style:parent-style-name="Standard">
      <style:text-properties officeooo:rsid="000cf3c5" officeooo:paragraph-rsid="000cf3c5"/>
    </style:style>
    <style:style style:name="P2" style:family="paragraph" style:parent-style-name="Standard">
      <style:text-properties officeooo:rsid="000d4bb1" officeooo:paragraph-rsid="000d4bb1"/>
    </style:style>
    <style:style style:name="P3" style:family="paragraph" style:parent-style-name="Standard">
      <style:text-properties officeooo:rsid="000d9c7d" officeooo:paragraph-rsid="000d9c7d"/>
    </style:style>
    <style:style style:name="P4" style:family="paragraph" style:parent-style-name="Standard">
      <style:text-properties officeooo:rsid="000d4bb1" officeooo:paragraph-rsid="000d4b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tting ‘Happiness’ in the ‘First Things’</text:p>
      <text:p text:style-name="P1"/>
      <text:p text:style-name="P1">Even there is a enough literature that ‘happiness’ is not something you can control but it is something that you experience, there are books which still go against this thought and shed light on ways that can help you exert some control over your happiness. These books are “Emotional intelligence” by Daniel Goleman, “The 80/20 principle” by Richard Koch and “First Things First” by Stephen R Covey.</text:p>
      <text:p text:style-name="P1"/>
      <text:p text:style-name="P2">The gist is this: put your happiness in the “first things”.</text:p>
      <text:p text:style-name="P2">First things are things that are the reason why you work, make efforts. Things that are important to you.</text:p>
      <text:p text:style-name="P2"/>
      <text:p text:style-name="P2">How do we do that?</text:p>
      <text:p text:style-name="P2">The core idea is this that: “majority of your happiness comes from minority of your activities, hours, or time spent” – similarly ‘majority of your least happy moments also come from minority of your activities or time spent’.</text:p>
      <text:p text:style-name="P2">So pinpoint to yourself when you were happy, and expand those activities when you were happiest. Then pinpoint when you were least happy and shrink/reduce those activities when you were least happy.</text:p>
      <text:p text:style-name="P2"/>
      <text:p text:style-name="P2">By trying to see the silver lining in every situation, you build a habit of always looking at the bright side, always with hope, always with optimism.</text:p>
      <text:p text:style-name="P2"/>
      <text:p text:style-name="P3">It may be tough for a couple of times, in the first week, in the first month, but when you practice trying to be positive, trying to be hopeful, trying to be optimistic, after some time it should become a habit.</text:p>
      <text:p text:style-name="P3"/>
      <text:p text:style-name="P3">The end note is this: “If you are happy, there are better chances of you turning out successful, than vice a versa.”</text:p>
      <text:p text:style-name="P2"/>
      <text:p text:style-name="P2"/>
      <table:table table:name="Table1" table:style-name="Table1">
        <table:table-column table:style-name="Table1.A"/>
        <table:table-row>
          <table:table-cell table:style-name="Table1.A1" office:value-type="string">
            <text:p text:style-name="Text_20_body">We often hear that happiness isn’t something we can control — it’s something we experience. Yet, some powerful books challenge this notion and suggest that we can, in fact, shape our happiness through conscious effort. Among them are <text:span text:style-name="Emphasis">Emotional Intelligence</text:span> by Daniel Goleman, <text:span text:style-name="Emphasis">The 80/20 Principle</text:span> by Richard Koch, and <text:span text:style-name="Emphasis">First Things First</text:span> by Stephen R. Covey.</text:p>
            <text:p text:style-name="Text_20_body">The shared wisdom from these works is simple but profound: <text:span text:style-name="Strong_20_Emphasis">put your happiness in the “first things.”</text:span><text:line-break/>These “first things” are the reasons you work, strive, and care — the pursuits and people that truly matter to you.</text:p>
            <text:h text:style-name="Heading_20_4" text:outline-level="4"><text:span text:style-name="Strong_20_Emphasis">The 80/20 of Happiness</text:span></text:h>
            <text:p text:style-name="Text_20_body">Just as 80% of your results come from 20% of your efforts, a similar pattern holds true for happiness. Most of your joy likely comes from a small set of activities, moments, or people — and, conversely, most of your stress or dissatisfaction stems from a few specific sources.<text:line-break/>So, identify when you were at your happiest and do more of that. Likewise, recognize the moments that consistently drain you and reduce your time around them.</text:p>
            <text:h text:style-name="Heading_20_4" text:outline-level="4"><text:span text:style-name="Strong_20_Emphasis">Building the Habit of Optimism</text:span></text:h>
            <text:p text:style-name="Text_20_body">Happiness isn’t a one-time choice; it’s a practice. By intentionally looking for the silver lining, you <text:soft-page-break/>train your mind to focus on hope and optimism. It might feel unnatural at first — in the first week or even the first month — but persistence turns positivity into habit.</text:p>
            <text:h text:style-name="Heading_20_4" text:outline-level="4"><text:span text:style-name="Strong_20_Emphasis">The End Note</text:span></text:h>
            <text:p text:style-name="Text_20_body">In the long run, happiness doesn’t just follow success — it fuels it. When you prioritize your joy and well-being first, success becomes a natural byproduct.</text:p>
            <text:p text:style-name="Text_20_body"><text:span text:style-name="Strong_20_Emphasis">So, put happiness in your first things — and let the rest fall into place.</text:span></text:p>
            <text:p text:style-name="Table_20_Contents"/>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9T19:04:50.485385511</meta:creation-date>
    <dc:date>2025-10-09T21:23:48.391392201</dc:date>
    <meta:editing-duration>PT1H31M9S</meta:editing-duration>
    <meta:editing-cycles>2</meta:editing-cycles>
    <meta:generator>LibreOffice/24.2.7.2$Linux_X86_64 LibreOffice_project/420$Build-2</meta:generator>
    <meta:document-statistic meta:table-count="1" meta:image-count="0" meta:object-count="0" meta:page-count="2" meta:paragraph-count="19" meta:word-count="532" meta:character-count="3100" meta:non-whitespace-character-count="2579"/>
  </office:meta>
</office:document-meta>
</file>